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Data</text:p>
          </table:table-cell>
          <table:table-cell table:number-columns-repeated="3"/>
          <table:table-cell table:style-name="ce1" office:value-type="float" office:value="0.0000003709339" calcext:value-type="float">
            <text:p>3.71E-07</text:p>
          </table:table-cell>
          <table:table-cell table:style-name="ce1" office:value-type="float" office:value="-0.000000080483635" calcext:value-type="float">
            <text:p>-8.05E-08</text:p>
          </table:table-cell>
          <table:table-cell table:style-name="ce1" office:value-type="float" office:value="-0.000970658693" calcext:value-type="float">
            <text:p>-9.71E-04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" office:value-type="float" office:value="-0.000000547554862" calcext:value-type="float">
            <text:p>-5.48E-07</text:p>
          </table:table-cell>
          <table:table-cell/>
          <table:table-cell table:style-name="ce1" office:value-type="float" office:value="0.000000319217206" calcext:value-type="float">
            <text:p>3.19E-07</text:p>
          </table:table-cell>
          <table:table-cell/>
          <table:table-cell table:style-name="ce1" office:value-type="float" office:value="0.0014033497" calcext:value-type="float">
            <text:p>1.40E-03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" office:value-type="float" office:value="-0.000308039939" calcext:value-type="float">
            <text:p>-3.08E-04</text:p>
          </table:table-cell>
          <table:table-cell table:style-name="ce1" office:value-type="float" office:value="-0.00125101259" calcext:value-type="float">
            <text:p>-1.25E-03</text:p>
          </table:table-cell>
          <table:table-cell/>
          <table:table-cell table:style-name="ce1" office:value-type="float" office:value="1" calcext:value-type="float">
            <text:p>1.00E+00</text:p>
          </table:table-cell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4"/>
          <table:table-cell office:value-type="float" office:value="446.74615" calcext:value-type="float">
            <text:p>446.74615</text:p>
          </table:table-cell>
          <table:table-cell/>
          <table:table-cell office:value-type="float" office:value="846.90753" calcext:value-type="float">
            <text:p>846.9075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127.5377" calcext:value-type="float">
            <text:p>1127.5377</text:p>
          </table:table-cell>
          <table:table-cell table:number-columns-repeated="2"/>
          <table:table-cell office:value-type="float" office:value="838.2197" calcext:value-type="float">
            <text:p>838.2197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127.5377" calcext:value-type="float">
            <text:p>1127.5377</text:p>
          </table:table-cell>
          <table:table-cell table:number-columns-repeated="2"/>
          <table:table-cell office:value-type="float" office:value="838.2197" calcext:value-type="float">
            <text:p>838.2197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804.7736" calcext:value-type="float">
            <text:p>804.7736</text:p>
          </table:table-cell>
          <table:table-cell table:number-columns-repeated="2"/>
          <table:table-cell office:value-type="float" office:value="104.06354" calcext:value-type="float">
            <text:p>104.0635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140.1643" calcext:value-type="float">
            <text:p>1140.1643</text:p>
          </table:table-cell>
          <table:table-cell table:number-columns-repeated="2"/>
          <table:table-cell office:value-type="float" office:value="852.00433" calcext:value-type="float">
            <text:p>852.00433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679.8745" calcext:value-type="float">
            <text:p>679.8745</text:p>
          </table:table-cell>
          <table:table-cell table:number-columns-repeated="2"/>
          <table:table-cell office:value-type="float" office:value="395.19196" calcext:value-type="float">
            <text:p>395.1919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133.5068" calcext:value-type="float">
            <text:p>1133.5068</text:p>
          </table:table-cell>
          <table:table-cell table:number-columns-repeated="2"/>
          <table:table-cell office:value-type="float" office:value="864.1159" calcext:value-type="float">
            <text:p>864.1159</text:p>
          </table:table-cell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4"/>
          <table:table-cell office:value-type="float" office:value="528.4459" calcext:value-type="float">
            <text:p>528.4459</text:p>
          </table:table-cell>
          <table:table-cell table:number-columns-repeated="3"/>
          <table:table-cell office:value-type="float" office:value="460.7847" calcext:value-type="float">
            <text:p>460.7847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759.5234" calcext:value-type="float">
            <text:p>759.5234</text:p>
          </table:table-cell>
          <table:table-cell table:number-columns-repeated="3"/>
          <table:table-cell office:value-type="float" office:value="822.7189" calcext:value-type="float">
            <text:p>822.7189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759.5234" calcext:value-type="float">
            <text:p>759.5234</text:p>
          </table:table-cell>
          <table:table-cell table:number-columns-repeated="3"/>
          <table:table-cell office:value-type="float" office:value="822.7189" calcext:value-type="float">
            <text:p>822.7189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018.4567" calcext:value-type="float">
            <text:p>1018.4567</text:p>
          </table:table-cell>
          <table:table-cell table:number-columns-repeated="4"/>
          <table:table-cell office:value-type="float" office:value="71.455795" calcext:value-type="float">
            <text:p>71.455795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749.4629" calcext:value-type="float">
            <text:p>749.4629</text:p>
          </table:table-cell>
          <table:table-cell table:number-columns-repeated="3"/>
          <table:table-cell office:value-type="float" office:value="836.3124" calcext:value-type="float">
            <text:p>836.3124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838.65497" calcext:value-type="float">
            <text:p>838.65497</text:p>
          </table:table-cell>
          <table:table-cell table:number-columns-repeated="2"/>
          <table:table-cell office:value-type="float" office:value="287.7915" calcext:value-type="float">
            <text:p>287.7915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731.71234" calcext:value-type="float">
            <text:p>731.71234</text:p>
          </table:table-cell>
          <table:table-cell table:number-columns-repeated="2"/>
          <table:table-cell office:value-type="float" office:value="834.8003" calcext:value-type="float">
            <text:p>834.8003</text:p>
          </table:table-cell>
          <table:table-cell table:number-columns-repeated="7"/>
        </table:table-row>
        <table:table-row table:style-name="ro1" table:number-rows-repeated="6">
          <table:table-cell table:number-columns-repeated="14"/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 table:style-name="ce1" table:formula="of:=[.E1]" office:value-type="float" office:value="0.0000003709339" calcext:value-type="float">
            <text:p>3.71E-07</text:p>
          </table:table-cell>
          <table:table-cell table:style-name="ce1" table:formula="of:=[.F1]" office:value-type="float" office:value="-0.000000080483635" calcext:value-type="float">
            <text:p>-8.05E-08</text:p>
          </table:table-cell>
          <table:table-cell table:style-name="ce1" table:formula="of:=[.G1]" office:value-type="float" office:value="-0.000970658693" calcext:value-type="float">
            <text:p>-9.71E-04</text:p>
          </table:table-cell>
          <table:table-cell table:number-columns-repeated="4"/>
          <table:table-cell office:value-type="string" calcext:value-type="string">
            <text:p>L1’</text:p>
          </table:table-cell>
          <table:table-cell table:number-matrix-columns-spanned="1" table:number-matrix-rows-spanned="3" table:formula="of:=MMULT([.C26:.E28];[.C40:.C42])" office:value-type="float" office:value="-0.000873107597793787" calcext:value-type="float">
            <text:p>-0.000873107597794</text:p>
          </table:table-cell>
          <table:table-cell/>
          <table:table-cell office:value-type="string" calcext:value-type="string">
            <text:p>D1’</text:p>
          </table:table-cell>
          <table:table-cell table:formula="of:=ABS([.K26]*[.C44]+[.K27]*[.C45]+[.K28]*[.C46])" office:value-type="float" office:value="0.0000000280083803927411" calcext:value-type="float">
            <text:p>2.80083803927411E-08</text:p>
          </table:table-cell>
        </table:table-row>
        <table:table-row table:style-name="ro1">
          <table:table-cell table:number-columns-repeated="2"/>
          <table:table-cell table:style-name="ce1" table:formula="of:=[.C2]" office:value-type="float" office:value="-0.000000547554862" calcext:value-type="float">
            <text:p>-5.48E-07</text:p>
          </table:table-cell>
          <table:table-cell table:style-name="ce1" table:formula="of:=[.E2]" office:value-type="float" office:value="0.000000319217206" calcext:value-type="float">
            <text:p>3.19E-07</text:p>
          </table:table-cell>
          <table:table-cell table:style-name="ce1" table:formula="of:=[.G2]" office:value-type="float" office:value="0.0014033497" calcext:value-type="float">
            <text:p>1.40E-03</text:p>
          </table:table-cell>
          <table:table-cell table:number-columns-repeated="5"/>
          <table:table-cell office:value-type="float" office:value="0.00142907912895468" calcext:value-type="float">
            <text:p>0.001429079128955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" table:formula="of:=[.C3]" office:value-type="float" office:value="-0.000308039939" calcext:value-type="float">
            <text:p>-3.08E-04</text:p>
          </table:table-cell>
          <table:table-cell table:style-name="ce1" table:formula="of:=[.D3]" office:value-type="float" office:value="-0.00125101259" calcext:value-type="float">
            <text:p>-1.25E-03</text:p>
          </table:table-cell>
          <table:table-cell table:style-name="ce1" table:formula="of:=[.F3]" office:value-type="float" office:value="1" calcext:value-type="float">
            <text:p>1.00E+00</text:p>
          </table:table-cell>
          <table:table-cell table:number-columns-repeated="5"/>
          <table:table-cell office:value-type="float" office:value="-0.197107639390288" calcext:value-type="float">
            <text:p>-0.197107639390288</text:p>
          </table:table-cell>
          <table:table-cell table:number-columns-repeated="3"/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table:formula="of:=[.E5]" office:value-type="float" office:value="446.74615" calcext:value-type="float">
            <text:p>446.74615</text:p>
          </table:table-cell>
          <table:table-cell table:formula="of:=[.G5]" office:value-type="float" office:value="846.90753" calcext:value-type="float">
            <text:p>846.90753</text:p>
          </table:table-cell>
          <table:table-cell office:value-type="string" calcext:value-type="string">
            <text:p>X’</text:p>
          </table:table-cell>
          <table:table-cell table:formula="of:=[.E13]" office:value-type="float" office:value="528.4459" calcext:value-type="float">
            <text:p>528.4459</text:p>
          </table:table-cell>
          <table:table-cell table:formula="of:=[.I13]" office:value-type="float" office:value="460.7847" calcext:value-type="float">
            <text:p>460.7847</text:p>
          </table:table-cell>
          <table:table-cell table:number-columns-repeated="2"/>
          <table:table-cell office:value-type="string" calcext:value-type="string">
            <text:p>L2’</text:p>
          </table:table-cell>
          <table:table-cell table:number-matrix-columns-spanned="1" table:number-matrix-rows-spanned="3" table:formula="of:=MMULT([.C26:.E28];[.D40:.D42])" office:value-type="float" office:value="-0.00061987970492658" calcext:value-type="float">
            <text:p>-0.000619879704927</text:p>
          </table:table-cell>
          <table:table-cell/>
          <table:table-cell office:value-type="string" calcext:value-type="string">
            <text:p>D2’</text:p>
          </table:table-cell>
          <table:table-cell table:formula="of:=ABS([.K30]*[.D44]+[.K31]*[.D45]+[.K32])" office:value-type="float" office:value="0.0000000560532348869991" calcext:value-type="float">
            <text:p>5.60532348869991E-08</text:p>
          </table:table-cell>
        </table:table-row>
        <table:table-row table:style-name="ro1">
          <table:table-cell table:number-columns-repeated="2"/>
          <table:table-cell table:formula="of:=[.C6]" office:value-type="float" office:value="1127.5377" calcext:value-type="float">
            <text:p>1127.5377</text:p>
          </table:table-cell>
          <table:table-cell table:formula="of:=[.F6]" office:value-type="float" office:value="838.2197" calcext:value-type="float">
            <text:p>838.2197</text:p>
          </table:table-cell>
          <table:table-cell/>
          <table:table-cell table:formula="of:=[.D14]" office:value-type="float" office:value="759.5234" calcext:value-type="float">
            <text:p>759.5234</text:p>
          </table:table-cell>
          <table:table-cell table:formula="of:=[.H14]" office:value-type="float" office:value="822.7189" calcext:value-type="float">
            <text:p>822.7189</text:p>
          </table:table-cell>
          <table:table-cell table:number-columns-repeated="3"/>
          <table:table-cell office:value-type="float" office:value="0.00105353510092486" calcext:value-type="float">
            <text:p>0.001053535100925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7]" office:value-type="float" office:value="1127.5377" calcext:value-type="float">
            <text:p>1127.5377</text:p>
          </table:table-cell>
          <table:table-cell table:formula="of:=[.F7]" office:value-type="float" office:value="838.2197" calcext:value-type="float">
            <text:p>838.2197</text:p>
          </table:table-cell>
          <table:table-cell/>
          <table:table-cell table:formula="of:=[.D15]" office:value-type="float" office:value="759.5234" calcext:value-type="float">
            <text:p>759.5234</text:p>
          </table:table-cell>
          <table:table-cell table:formula="of:=[.H15]" office:value-type="float" office:value="822.7189" calcext:value-type="float">
            <text:p>822.7189</text:p>
          </table:table-cell>
          <table:table-cell table:number-columns-repeated="3"/>
          <table:table-cell office:value-type="float" office:value="-0.395950042214223" calcext:value-type="float">
            <text:p>-0.395950042214223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D8]" office:value-type="float" office:value="804.7736" calcext:value-type="float">
            <text:p>804.7736</text:p>
          </table:table-cell>
          <table:table-cell table:formula="of:=[.G8]" office:value-type="float" office:value="104.06354" calcext:value-type="float">
            <text:p>104.06354</text:p>
          </table:table-cell>
          <table:table-cell/>
          <table:table-cell table:formula="of:=[.C16]" office:value-type="float" office:value="1018.4567" calcext:value-type="float">
            <text:p>1018.4567</text:p>
          </table:table-cell>
          <table:table-cell table:formula="of:=[.H16]" office:value-type="float" office:value="71.455795" calcext:value-type="float">
            <text:p>71.455795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[.C9]" office:value-type="float" office:value="1140.1643" calcext:value-type="float">
            <text:p>1140.1643</text:p>
          </table:table-cell>
          <table:table-cell table:formula="of:=[.F9]" office:value-type="float" office:value="852.00433" calcext:value-type="float">
            <text:p>852.00433</text:p>
          </table:table-cell>
          <table:table-cell/>
          <table:table-cell table:formula="of:=[.D17]" office:value-type="float" office:value="749.4629" calcext:value-type="float">
            <text:p>749.4629</text:p>
          </table:table-cell>
          <table:table-cell table:formula="of:=[.H17]" office:value-type="float" office:value="836.3124" calcext:value-type="float">
            <text:p>836.3124</text:p>
          </table:table-cell>
          <table:table-cell table:number-columns-repeated="2"/>
          <table:table-cell office:value-type="string" calcext:value-type="string">
            <text:p>L3’</text:p>
          </table:table-cell>
          <table:table-cell table:number-matrix-columns-spanned="1" table:number-matrix-rows-spanned="3" table:formula="of:=MMULT([.C26:.E28];[.E40:.E42])" office:value-type="float" office:value="-0.00061987970492658" calcext:value-type="float">
            <text:p>-0.000619879704927</text:p>
          </table:table-cell>
          <table:table-cell/>
          <table:table-cell office:value-type="string" calcext:value-type="string">
            <text:p>D3’</text:p>
          </table:table-cell>
          <table:table-cell table:formula="of:=ABS([.K34]*[.D48]+[.K35]*[.D49]+[.K36])" office:value-type="float" office:value="0.395950042214223" calcext:value-type="float">
            <text:p>0.395950042214223</text:p>
          </table:table-cell>
        </table:table-row>
        <table:table-row table:style-name="ro1">
          <table:table-cell table:number-columns-repeated="2"/>
          <table:table-cell table:formula="of:=[.D10]" office:value-type="float" office:value="679.8745" calcext:value-type="float">
            <text:p>679.8745</text:p>
          </table:table-cell>
          <table:table-cell table:formula="of:=[.G10]" office:value-type="float" office:value="395.19196" calcext:value-type="float">
            <text:p>395.19196</text:p>
          </table:table-cell>
          <table:table-cell/>
          <table:table-cell table:formula="of:=[.D18]" office:value-type="float" office:value="838.65497" calcext:value-type="float">
            <text:p>838.65497</text:p>
          </table:table-cell>
          <table:table-cell table:formula="of:=[.G18]" office:value-type="float" office:value="287.7915" calcext:value-type="float">
            <text:p>287.7915</text:p>
          </table:table-cell>
          <table:table-cell table:number-columns-repeated="3"/>
          <table:table-cell office:value-type="float" office:value="0.00105353510092486" calcext:value-type="float">
            <text:p>0.001053535100925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11]" office:value-type="float" office:value="1133.5068" calcext:value-type="float">
            <text:p>1133.5068</text:p>
          </table:table-cell>
          <table:table-cell table:formula="of:=[.F11]" office:value-type="float" office:value="864.1159" calcext:value-type="float">
            <text:p>864.1159</text:p>
          </table:table-cell>
          <table:table-cell/>
          <table:table-cell table:formula="of:=[.D19]" office:value-type="float" office:value="731.71234" calcext:value-type="float">
            <text:p>731.71234</text:p>
          </table:table-cell>
          <table:table-cell table:formula="of:=[.G19]" office:value-type="float" office:value="834.8003" calcext:value-type="float">
            <text:p>834.8003</text:p>
          </table:table-cell>
          <table:table-cell table:number-columns-repeated="3"/>
          <table:table-cell office:value-type="float" office:value="-0.395950042214223" calcext:value-type="float">
            <text:p>-0.395950042214223</text:p>
          </table:table-cell>
          <table:table-cell table:number-columns-repeated="3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9"/>
          <table:table-cell office:value-type="string" calcext:value-type="string">
            <text:p>L4’</text:p>
          </table:table-cell>
          <table:table-cell table:number-matrix-columns-spanned="1" table:number-matrix-rows-spanned="3" table:formula="of:=MMULT([.C26:.E28];[.F40:.F42])" office:value-type="float" office:value="-0.000680516294905128" calcext:value-type="float">
            <text:p>-0.000680516294905</text:p>
          </table:table-cell>
          <table:table-cell/>
          <table:table-cell office:value-type="string" calcext:value-type="string">
            <text:p>D4’</text:p>
          </table:table-cell>
          <table:table-cell table:formula="of:=ABS([.K38]*[.D52]+[.K39]*[.D53]+[.K40])" office:value-type="float" office:value="0.621912790647221" calcext:value-type="float">
            <text:p>0.621912790647221</text:p>
          </table:table-cell>
        </table:table-row>
        <table:table-row table:style-name="ro1">
          <table:table-cell table:number-columns-repeated="10"/>
          <table:table-cell office:value-type="float" office:value="0.000995910874996026" calcext:value-type="float">
            <text:p>0.0009959108749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formula="of:=[.C30]" office:value-type="float" office:value="446.74615" calcext:value-type="float">
            <text:p>446.74615</text:p>
          </table:table-cell>
          <table:table-cell table:formula="of:=[.C31]" office:value-type="float" office:value="1127.5377" calcext:value-type="float">
            <text:p>1127.5377</text:p>
          </table:table-cell>
          <table:table-cell table:formula="of:=[.C32]" office:value-type="float" office:value="1127.5377" calcext:value-type="float">
            <text:p>1127.5377</text:p>
          </table:table-cell>
          <table:table-cell table:formula="of:=[.C33]" office:value-type="float" office:value="804.7736" calcext:value-type="float">
            <text:p>804.7736</text:p>
          </table:table-cell>
          <table:table-cell table:formula="of:=[.C34]" office:value-type="float" office:value="1140.1643" calcext:value-type="float">
            <text:p>1140.1643</text:p>
          </table:table-cell>
          <table:table-cell table:formula="of:=[.C35]" office:value-type="float" office:value="679.8745" calcext:value-type="float">
            <text:p>679.8745</text:p>
          </table:table-cell>
          <table:table-cell table:formula="of:=[.C36]" office:value-type="float" office:value="1133.5068" calcext:value-type="float">
            <text:p>1133.5068</text:p>
          </table:table-cell>
          <table:table-cell/>
          <table:table-cell office:value-type="float" office:value="0.621912790647221" calcext:value-type="float">
            <text:p>0.62191279064722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</text:p>
          </table:table-cell>
          <table:table-cell table:formula="of:=[.D30]" office:value-type="float" office:value="846.90753" calcext:value-type="float">
            <text:p>846.90753</text:p>
          </table:table-cell>
          <table:table-cell table:formula="of:=[.D31]" office:value-type="float" office:value="838.2197" calcext:value-type="float">
            <text:p>838.2197</text:p>
          </table:table-cell>
          <table:table-cell table:formula="of:=[.D32]" office:value-type="float" office:value="838.2197" calcext:value-type="float">
            <text:p>838.2197</text:p>
          </table:table-cell>
          <table:table-cell table:formula="of:=[.D33]" office:value-type="float" office:value="104.06354" calcext:value-type="float">
            <text:p>104.06354</text:p>
          </table:table-cell>
          <table:table-cell table:formula="of:=[.D34]" office:value-type="float" office:value="852.00433" calcext:value-type="float">
            <text:p>852.00433</text:p>
          </table:table-cell>
          <table:table-cell table:formula="of:=[.D35]" office:value-type="float" office:value="395.19196" calcext:value-type="float">
            <text:p>395.19196</text:p>
          </table:table-cell>
          <table:table-cell table:formula="of:=[.D36]" office:value-type="float" office:value="864.1159" calcext:value-type="float">
            <text:p>864.1159</text:p>
          </table:table-cell>
          <table:table-cell table:number-columns-repeated="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[.B42]" office:value-type="float" office:value="1" calcext:value-type="float">
            <text:p>1</text:p>
          </table:table-cell>
          <table:table-cell table:formula="of:=[.C42]" office:value-type="float" office:value="1" calcext:value-type="float">
            <text:p>1</text:p>
          </table:table-cell>
          <table:table-cell table:formula="of:=[.D42]" office:value-type="float" office:value="1" calcext:value-type="float">
            <text:p>1</text:p>
          </table:table-cell>
          <table:table-cell table:formula="of:=[.E42]" office:value-type="float" office:value="1" calcext:value-type="float">
            <text:p>1</text:p>
          </table:table-cell>
          <table:table-cell table:formula="of:=[.F42]" office:value-type="float" office:value="1" calcext:value-type="float">
            <text:p>1</text:p>
          </table:table-cell>
          <table:table-cell table:formula="of:=[.G42]" office:value-type="float" office:value="1" calcext:value-type="float">
            <text:p>1</text:p>
          </table:table-cell>
          <table:table-cell table:formula="of:=[.H42]" office:value-type="float" office:value="1" calcext:value-type="float">
            <text:p>1</text:p>
          </table:table-cell>
          <table:table-cell office:value-type="string" calcext:value-type="string">
            <text:p>L5’</text:p>
          </table:table-cell>
          <table:table-cell table:number-matrix-columns-spanned="1" table:number-matrix-rows-spanned="3" table:formula="of:=MMULT([.C26:.E28];[.G40:.G42])" office:value-type="float" office:value="-0.00061630550807437" calcext:value-type="float">
            <text:p>-0.000616305508074</text:p>
          </table:table-cell>
          <table:table-cell/>
          <table:table-cell office:value-type="string" calcext:value-type="string">
            <text:p>D5’</text:p>
          </table:table-cell>
          <table:table-cell table:formula="of:=ABS([.K42]*[.D56]+[.K43]*[.D57]+[.K44])" office:value-type="float" office:value="0.417084284986492" calcext:value-type="float">
            <text:p>0.417084284986492</text:p>
          </table:table-cell>
        </table:table-row>
        <table:table-row table:style-name="ro1">
          <table:table-cell table:number-columns-repeated="10"/>
          <table:table-cell office:value-type="float" office:value="0.00105102163577868" calcext:value-type="float">
            <text:p>0.0010510216357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’</text:p>
          </table:table-cell>
          <table:table-cell office:value-type="string" calcext:value-type="string">
            <text:p>x</text:p>
          </table:table-cell>
          <table:table-cell table:formula="of:=[.F30]" office:value-type="float" office:value="528.4459" calcext:value-type="float">
            <text:p>528.4459</text:p>
          </table:table-cell>
          <table:table-cell table:formula="of:=[.F31]" office:value-type="float" office:value="759.5234" calcext:value-type="float">
            <text:p>759.5234</text:p>
          </table:table-cell>
          <table:table-cell table:formula="of:=[.F32]" office:value-type="float" office:value="759.5234" calcext:value-type="float">
            <text:p>759.5234</text:p>
          </table:table-cell>
          <table:table-cell table:formula="of:=[.F33]" office:value-type="float" office:value="1018.4567" calcext:value-type="float">
            <text:p>1018.4567</text:p>
          </table:table-cell>
          <table:table-cell table:formula="of:=[.F34]" office:value-type="float" office:value="749.4629" calcext:value-type="float">
            <text:p>749.4629</text:p>
          </table:table-cell>
          <table:table-cell table:formula="of:=[.F35]" office:value-type="float" office:value="838.65497" calcext:value-type="float">
            <text:p>838.65497</text:p>
          </table:table-cell>
          <table:table-cell table:formula="of:=[.F36]" office:value-type="float" office:value="731.71234" calcext:value-type="float">
            <text:p>731.71234</text:p>
          </table:table-cell>
          <table:table-cell/>
          <table:table-cell office:value-type="float" office:value="-0.417084284986492" calcext:value-type="float">
            <text:p>-0.41708428498649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</text:p>
          </table:table-cell>
          <table:table-cell table:formula="of:=[.G30]" office:value-type="float" office:value="460.7847" calcext:value-type="float">
            <text:p>460.7847</text:p>
          </table:table-cell>
          <table:table-cell table:formula="of:=[.G31]" office:value-type="float" office:value="822.7189" calcext:value-type="float">
            <text:p>822.7189</text:p>
          </table:table-cell>
          <table:table-cell table:formula="of:=[.G32]" office:value-type="float" office:value="822.7189" calcext:value-type="float">
            <text:p>822.7189</text:p>
          </table:table-cell>
          <table:table-cell table:formula="of:=[.G33]" office:value-type="float" office:value="71.455795" calcext:value-type="float">
            <text:p>71.455795</text:p>
          </table:table-cell>
          <table:table-cell table:formula="of:=[.G34]" office:value-type="float" office:value="836.3124" calcext:value-type="float">
            <text:p>836.3124</text:p>
          </table:table-cell>
          <table:table-cell table:formula="of:=[.G35]" office:value-type="float" office:value="287.7915" calcext:value-type="float">
            <text:p>287.7915</text:p>
          </table:table-cell>
          <table:table-cell table:formula="of:=[.G36]" office:value-type="float" office:value="834.8003" calcext:value-type="float">
            <text:p>834.8003</text:p>
          </table:table-cell>
          <table:table-cell table:number-columns-repeated="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[.B46]" office:value-type="float" office:value="1" calcext:value-type="float">
            <text:p>1</text:p>
          </table:table-cell>
          <table:table-cell table:formula="of:=[.C46]" office:value-type="float" office:value="1" calcext:value-type="float">
            <text:p>1</text:p>
          </table:table-cell>
          <table:table-cell table:formula="of:=[.D46]" office:value-type="float" office:value="1" calcext:value-type="float">
            <text:p>1</text:p>
          </table:table-cell>
          <table:table-cell table:formula="of:=[.E46]" office:value-type="float" office:value="1" calcext:value-type="float">
            <text:p>1</text:p>
          </table:table-cell>
          <table:table-cell table:formula="of:=[.F46]" office:value-type="float" office:value="1" calcext:value-type="float">
            <text:p>1</text:p>
          </table:table-cell>
          <table:table-cell table:formula="of:=[.G46]" office:value-type="float" office:value="1" calcext:value-type="float">
            <text:p>1</text:p>
          </table:table-cell>
          <table:table-cell table:formula="of:=[.H46]" office:value-type="float" office:value="1" calcext:value-type="float">
            <text:p>1</text:p>
          </table:table-cell>
          <table:table-cell office:value-type="string" calcext:value-type="string">
            <text:p>L6’</text:p>
          </table:table-cell>
          <table:table-cell table:number-matrix-columns-spanned="1" table:number-matrix-rows-spanned="3" table:formula="of:=MMULT([.C26:.E28];[.H40:.H42])" office:value-type="float" office:value="-0.000750276678668025" calcext:value-type="float">
            <text:p>-0.000750276678668</text:p>
          </table:table-cell>
          <table:table-cell/>
          <table:table-cell office:value-type="string" calcext:value-type="string">
            <text:p>D6’</text:p>
          </table:table-cell>
          <table:table-cell table:formula="of:=ABS([.K46]*[.D60]+[.K47]*[.D61]+[.K48])" office:value-type="float" office:value="0.296181383065568" calcext:value-type="float">
            <text:p>0.296181383065568</text:p>
          </table:table-cell>
        </table:table-row>
        <table:table-row table:style-name="ro1">
          <table:table-cell table:number-columns-repeated="10"/>
          <table:table-cell office:value-type="float" office:value="0.00115723318528004" calcext:value-type="float">
            <text:p>0.00115723318528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float" office:value="0.296181383065568" calcext:value-type="float">
            <text:p>0.296181383065568</text:p>
          </table:table-cell>
          <table:table-cell table:number-columns-repeated="3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9"/>
          <table:table-cell office:value-type="string" calcext:value-type="string">
            <text:p>L7’</text:p>
          </table:table-cell>
          <table:table-cell table:number-matrix-columns-spanned="1" table:number-matrix-rows-spanned="3" table:formula="of:=MMULT([.C26:.E28];[.I40:.I42])" office:value-type="float" office:value="-0.000619749783692777" calcext:value-type="float">
            <text:p>-0.000619749783693</text:p>
          </table:table-cell>
          <table:table-cell/>
          <table:table-cell office:value-type="string" calcext:value-type="string">
            <text:p>D7’</text:p>
          </table:table-cell>
          <table:table-cell table:formula="of:=ABS([.K50]*[.D64]+[.K51]*[.D65]+[.K52])" office:value-type="float" office:value="0.430185235647266" calcext:value-type="float">
            <text:p>0.430185235647266</text:p>
          </table:table-cell>
        </table:table-row>
        <table:table-row table:style-name="ro1">
          <table:table-cell table:number-columns-repeated="10"/>
          <table:table-cell office:value-type="float" office:value="0.00105853320380811" calcext:value-type="float">
            <text:p>0.001058533203808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float" office:value="-0.430185235647266" calcext:value-type="float">
            <text:p>-0.430185235647266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07T19:15:12.834046694</meta:creation-date>
    <dc:date>2020-01-07T19:25:24.912616957</dc:date>
    <meta:editing-duration>PT1S</meta:editing-duration>
    <meta:editing-cycles>1</meta:editing-cycles>
    <meta:document-statistic meta:table-count="1" meta:cell-count="170" meta:object-count="0"/>
    <meta:generator>LibreOffice/6.0.7.3$Linux_X86_64 LibreOffice_project/00m0$Build-3</meta:generator>
  </office:meta>
</office:document-meta>
</file>